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3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7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6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5:33:20.069266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1T00:31:17.050961868</dc:date>
    <meta:editing-duration>P88DT4H17M21S</meta:editing-duration>
    <meta:editing-cycles>1742</meta:editing-cycles>
    <meta:generator>LibreOffice/6.4.6.2$Linux_X86_64 LibreOffice_project/40$Build-2</meta:generator>
    <meta:document-statistic meta:table-count="3" meta:cell-count="5438" meta:object-count="0"/>
  </office:meta>
</office:document-meta>
</file>